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G1" svg:font-family="'Linux Libertine G'"/>
    <style:font-face style:name="Mangal1" svg:font-family="Mangal"/>
    <style:font-face style:name="Open Sans3" svg:font-family="'Open Sans'"/>
    <style:font-face style:name="Liberation Sans1" svg:font-family="'Liberation Sans'" style:font-family-generic="roman"/>
    <style:font-face style:name="Open Sans2" svg:font-family="'Open Sans'" style:font-family-generic="roman"/>
    <style:font-face style:name="Calibri" svg:font-family="Calibri" style:font-family-generic="swiss"/>
    <style:font-face style:name="Open Sans" svg:font-family="'Open Sans'" style:font-family-generic="swiss"/>
    <style:font-face style:name="Source Sans Pro1" svg:font-family="'Source Sans Pro'" style:font-family-generic="swiss"/>
    <style:font-face style:name="Linux Libertine G" svg:font-family="'Linux Libertine G'" style:font-pitch="variable"/>
    <style:font-face style:name="Liberation Sans" svg:font-family="'Liberation Sans'" style:font-family-generic="roman" style:font-pitch="variable"/>
    <style:font-face style:name="PT Serif" svg:font-family="'PT Serif'" style:font-adornments="Általános" style:font-family-generic="roman" style:font-pitch="variable"/>
    <style:font-face style:name="Open Sans1" svg:font-family="'Open Sans'"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text-properties style:font-name="Linux Libertine G"/>
    </style:style>
    <style:style style:name="P2" style:family="paragraph" style:parent-style-name="Text_20_body">
      <style:text-properties style:font-name="Calibri"/>
    </style:style>
    <style:style style:name="P3" style:family="paragraph" style:parent-style-name="Text_20_body">
      <style:text-properties style:font-name="Calibri" fo:font-size="10pt" fo:font-weight="normal" officeooo:rsid="0013e7e5" officeooo:paragraph-rsid="0013e7e5"/>
    </style:style>
    <style:style style:name="P4" style:family="paragraph" style:parent-style-name="sender_20_address" style:master-page-name="First_20_Page">
      <style:paragraph-properties style:page-number="auto">
        <style:tab-stops>
          <style:tab-stop style:position="5.4736in" style:type="right"/>
        </style:tab-stops>
      </style:paragraph-properties>
    </style:style>
    <style:style style:name="P5" style:family="paragraph" style:parent-style-name="address">
      <style:text-properties style:font-name="Calibri" officeooo:paragraph-rsid="0013e7e5"/>
    </style:style>
    <style:style style:name="P6" style:family="paragraph" style:parent-style-name="address">
      <style:text-properties style:font-name="Calibri" officeooo:paragraph-rsid="0018510b"/>
    </style:style>
    <style:style style:name="P7" style:family="paragraph">
      <loext:graphic-properties draw:fill="gradient" draw:fill-color="#729fcf" draw:fill-gradient-name="Midnight" draw:gradient-step-count="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10pt" fo:font-weight="normal" officeooo:rsid="000e487e"/>
    </style:style>
    <style:style style:name="T2" style:family="text">
      <style:text-properties officeooo:rsid="0013e7e5"/>
    </style:style>
    <style:style style:name="T3" style:family="text">
      <style:text-properties style:font-name="Calibri"/>
    </style:style>
    <style:style style:name="T4" style:family="text">
      <style:text-properties style:font-name="Calibri" fo:font-size="12pt" fo:font-weight="normal" officeooo:rsid="0013e7e5" style:font-size-asian="12pt" style:font-size-complex="12pt"/>
    </style:style>
    <style:style style:name="T5" style:family="text">
      <style:text-properties style:font-name="Calibri" fo:font-size="10.5pt" style:font-size-asian="10.5pt" style:font-size-complex="10.5pt"/>
    </style:style>
    <style:style style:name="T6" style:family="text">
      <style:text-properties style:font-name="Calibri" fo:font-size="10.5pt" officeooo:rsid="0013e7e5" style:font-size-asian="10.5pt" style:font-size-complex="10.5pt"/>
    </style:style>
    <style:style style:name="T7" style:family="text">
      <style:text-properties officeooo:rsid="0015ad8c"/>
    </style:style>
    <style:style style:name="T8" style:family="text">
      <style:text-properties officeooo:rsid="0016894f"/>
    </style:style>
    <style:style style:name="T9" style:family="text">
      <style:text-properties officeooo:rsid="0018510b"/>
    </style:style>
    <style:style style:name="gr1"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Midnight" draw:gradient-step-count="0" draw:textarea-horizontal-align="justify" draw:textarea-vertical-align="middle" draw:auto-grow-height="false" fo:min-height="11.1598in" fo:min-width="1.1957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21">
      <number:year number:style="long"/>
      <number:text>. </number:text>
      <number:month number:style="long" number:textual="true"/>
      <number:text> </number:text>
      <number:day/>
      <number:text>.</number:text>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text:tab/></text:span><text:span text:style-name="T4">Ryan “Luke” Wilkinson</text:span><text:span text:style-name="T3"><text:line-break/><text:tab/></text:span><text:span text:style-name="T6">contact@userluke.com</text:span><text:span text:style-name="T5"><text:line-break/><text:tab/></text:span><text:span text:style-name="T6">8414 Hibiscus Dr</text:span><text:span text:style-name="T5"><text:line-break/><text:tab/></text:span><text:span text:style-name="T6">Tampa, Fl</text:span><text:span text:style-name="T3"><text:line-break/><text:tab/><text:tab/></text:span><text:span text:style-name="T3"><text:date style:data-style-name="N121" text:date-value="2020-06-16T11:51:01.819100473" text:fixed="true">2020. June 16.</text:date></text:span></text:p>
      <text:p text:style-name="P5"><text:span text:style-name="T2">C. Donham</text:span><text:line-break/><text:span text:style-name="T2">The Judge Group</text:span><text:line-break/><text:line-break/><text:span text:style-name="T2">Reference: Technical Support Rep</text:span> <text:span text:style-name="T2">(Help Desk)</text:span><text:line-break/><text:span text:style-name="T2">Pinellas Park, Fl</text:span></text:p>
      <text:p text:style-name="P6"><text:span text:style-name="T7">I hope this message finds you well. My name is Ryan Wilkinson, and I go by Luke. I see your opening for a Help Desk position and I am eager to get started. I come from a background of providing industry-leading customer service standards at Starbucks Coffee Company. I have been with the company for over six years and in my time I have mastered verbal communication, conflict resolution, and problem solving skills. From my dealings with guests and coworkers, including (at the time) CEO Howard Schultz, to working with the Enterprise Help Desk in order to troubleshoot systems technology, I know how to adapt to situational and conversational requirements.<text:line-break/><text:line-break/>In full transparency, my official experience with technology is humble but my unofficial is excellent and passionate. By this I mean I do not have the required three years required help desk experience. What I do have is a love for technology and working with people. In my free time I like to experiment with various different software and hardware configurations. I understand troubleshooting and have experience in working with Windows, MacOS, and Linux (like Ubuntu and Debian); iOS and Android; building a desktop PC as well as an enterprise server; configuring a raspberry pi as a DNS sinkhole; and the list goes on. I know that by hiring me, your company would be making an investment and I want to provide a return on that investment. I am working towards my CompTIA A+ certification and am an Information Science and Security Major at the University of South Florida. My classes are all online and as such I have a fluid schedule. If you bring me on, I will study hard, learn quickly, and bring value to your team as you will have brought value to me. <text:line-break/><text:line-break/>I appreciate your time and consideration in reviewing my application. If I am a desirable applicant, you may contact me by email: </text:span><text:a xlink:type="simple" xlink:href="mailto:contact@userluke.com" text:style-name="Internet_20_link" text:visited-style-name="Visited_20_Internet_20_Link"><text:span text:style-name="T7">contact@userluke.com</text:span></text:a><text:span text:style-name="T7"> or by phone: (813)699-9240. <text:s text:c="2"/></text:span></text:p>
      <text:p text:style-name="P2">We are looking forward to hearing from you soon.</text:p>
      <text:p text:style-name="P2"><text:span text:style-name="T2">Kind Regards</text:span>,</text:p>
      <text:p text:style-name="P3">Luke Wilkin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G1" svg:font-family="'Linux Libertine G'"/>
    <style:font-face style:name="Mangal1" svg:font-family="Mangal"/>
    <style:font-face style:name="Open Sans3" svg:font-family="'Open Sans'"/>
    <style:font-face style:name="Liberation Sans1" svg:font-family="'Liberation Sans'" style:font-family-generic="roman"/>
    <style:font-face style:name="Open Sans2" svg:font-family="'Open Sans'" style:font-family-generic="roman"/>
    <style:font-face style:name="Calibri" svg:font-family="Calibri" style:font-family-generic="swiss"/>
    <style:font-face style:name="Open Sans" svg:font-family="'Open Sans'" style:font-family-generic="swiss"/>
    <style:font-face style:name="Source Sans Pro1" svg:font-family="'Source Sans Pro'" style:font-family-generic="swiss"/>
    <style:font-face style:name="Linux Libertine G" svg:font-family="'Linux Libertine G'" style:font-pitch="variable"/>
    <style:font-face style:name="Liberation Sans" svg:font-family="'Liberation Sans'" style:font-family-generic="roman" style:font-pitch="variable"/>
    <style:font-face style:name="PT Serif" svg:font-family="'PT Serif'" style:font-adornments="Általános" style:font-family-generic="roman" style:font-pitch="variable"/>
    <style:font-face style:name="Open Sans1" svg:font-family="'Open Sans'"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7" draw:display-name="Gradient 7" draw:style="linear" draw:start-color="#aecf00" draw:end-color="#ffffff" draw:start-intensity="100%" draw:end-intensity="100%" draw:angle="300" draw:border="0%"/>
    <draw:gradient draw:name="Midnight" draw:style="linear" draw:start-color="#000000" draw:end-color="#2a6099" draw:start-intensity="100%" draw:end-intensity="100%" draw:angle="0" draw:border="0%"/>
    <draw:gradient draw:name="halványuló" draw:style="linear" draw:start-color="#aecf00" draw:end-color="#ffffff" draw:start-intensity="100%" draw:end-intensity="100%" draw:angle="450" draw:border="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0pt" fo:language="none" fo:country="none" style:letter-kerning="tru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0pt" fo:language="none" fo:country="none"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fo:text-align="justify" style:justify-single-word="false"/>
      <style:text-properties style:font-name="PT Serif" fo:font-family="'PT Serif'" style:font-style-name="Általános" style:font-family-generic="roman" style:font-pitch="variable" fo:font-size="11pt" style:font-size-asian="10.5pt"/>
    </style:style>
    <style:style style:name="List" style:family="paragraph" style:parent-style-name="Text_20_body" style:class="list">
      <style:text-properties style:font-name="Open Sans" fo:font-family="'Open Sans'"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Mangal1" style:font-family-complex="Mangal"/>
    </style:style>
    <style:style style:name="sender_20_address" style:display-name="sender address" style:family="paragraph" style:parent-style-name="Standard" style:class="text">
      <style:paragraph-properties fo:margin-top="0in" fo:margin-bottom="0.3937in" loext:contextual-spacing="false">
        <style:tab-stops>
          <style:tab-stop style:position="3.9327in"/>
          <style:tab-stop style:position="5.4516in" style:type="right"/>
        </style:tab-stops>
      </style:paragraph-properties>
      <style:text-properties style:font-name="PT Serif" fo:font-family="'PT Serif'" style:font-style-name="Általános" style:font-family-generic="roman" style:font-pitch="variable" fo:font-size="11pt" officeooo:rsid="000c5d28" style:font-size-asian="10pt" style:font-size-complex="10pt"/>
    </style:style>
    <style:style style:name="address" style:family="paragraph" style:parent-style-name="Standard" style:class="text">
      <style:paragraph-properties fo:margin-top="0in" fo:margin-bottom="0.7874in" loext:contextual-spacing="false"/>
      <style:text-properties style:font-name="PT Serif" fo:font-family="'PT Serif'" style:font-style-name="Általános" style:font-family-generic="roman" style:font-pitch="variable" fo:font-size="11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2.739in" style:type="center"/>
          <style:tab-stop style:position="5.4783in" style:type="right"/>
        </style:tab-stops>
      </style:paragraph-properties>
    </style:style>
    <style:style style:name="Footer"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text-properties style:font-name="PT Serif" fo:font-family="'PT Serif'" style:font-style-name="Általános" style:font-family-generic="roman" style:font-pitch="variable" style:font-size-asian="10.5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Linux Libertine G"/>
    </style:style>
    <style:style style:name="MP2" style:family="paragraph">
      <loext:graphic-properties draw:fill="gradient" draw:fill-color="#729fcf" draw:fill-gradient-name="Midnight" draw:gradient-step-count="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gr1"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Midnight" draw:gradient-step-count="0" draw:textarea-horizontal-align="justify" draw:textarea-vertical-align="middle" draw:auto-grow-height="false" fo:min-height="11.1598in" fo:min-width="1.1957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7807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502in" fo:margin-bottom="0.7874in" fo:margin-left="1.770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svg:height="0.3508in" fo:margin-left="0in" fo:margin-right="0in" fo:margin-bottom="0.1965in"/>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header>
        <text:p text:style-name="Header"><draw:custom-shape text:anchor-type="paragraph" draw:z-index="0" draw:style-name="Mgr1" draw:text-style-name="MP2" svg:width="1.3933in" svg:height="11.2587in" svg:x="-1.5535in" svg:y="-0.2783in"><text:p/><draw:enhanced-geometry svg:viewBox="0 0 21600 21600" draw:type="rectangle" draw:enhanced-path="M 0 0 L 21600 0 21600 21600 0 21600 0 0 Z N"/></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6T11:51:02.542970986</meta:creation-date>
    <meta:editing-duration>PT12M9S</meta:editing-duration>
    <meta:editing-cycles>3</meta:editing-cycles>
    <meta:generator>LibreOffice/6.1.5.2$Linux_X86_64 LibreOffice_project/10$Build-2</meta:generator>
    <dc:description>Modern business letter with serif font</dc:description>
    <dc:title>Modern business letter serif</dc:title>
    <dc:date>2020-06-16T12:26:20.536191018</dc:date>
    <meta:document-statistic meta:table-count="0" meta:image-count="0" meta:object-count="0" meta:page-count="1" meta:paragraph-count="7" meta:word-count="364" meta:character-count="2159" meta:non-whitespace-character-count="1789"/>
    <meta:template xlink:type="simple" xlink:actuate="onRequest" xlink:title="Modern business letter serif" xlink:href="../../../../../usr/lib/libreoffice/share/template/common/officorr/Modern_business_letter_serif.ott" meta:date="2020-06-16T11:51:01.819002323"/>
  </office:meta>
</office:document-meta>
</file>